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ourced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1, C6, C7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_Elec_10x10.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3, 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C47nF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6, R7, R8, R9</text:p>
          </table:table-cell>
          <table:table-cell office:value-type="string" calcext:value-type="string">
            <text:p>R56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R1, R2, R10</text:p>
          </table:table-cell>
          <table:table-cell office:value-type="string" calcext:value-type="string">
            <text:p>R10k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3, R4, R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4, D5, 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ESP-13-WROOM-02</text:p>
          </table:table-cell>
          <table:table-cell office:value-type="string" calcext:value-type="string">
            <text:p>ESP-WROOM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SN74AHCT125</text:p>
          </table:table-cell>
          <table:table-cell office:value-type="string" calcext:value-type="string">
            <text:p>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2, F3, F4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holder_Cylinder-5x20mm_Wurth_WR-FSH_Horizon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_1812_4532Metric_Pad1.30x3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SPST_GULLW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G***, G***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mcqn-logo-30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NJT4031NT1G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PhoenixContact_MSTBVA_2,5_8-G-5,08_1x08_P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WS2812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1, P2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PinSocket_1x09_P2.54mm_Ver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ATX_Power_2x12_Connector</text:p>
          </table:table-cell>
          <table:table-cell office:value-type="string" calcext:value-type="string">
            <text:p>Molex_44206-0007_socket_(ATX_power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6:18:38.511921098</meta:creation-date>
    <dc:date>2023-02-20T21:44:04.410370898</dc:date>
    <meta:editing-duration>P5DT4H44M15S</meta:editing-duration>
    <meta:editing-cycles>1</meta:editing-cycles>
    <meta:document-statistic meta:table-count="1" meta:cell-count="125" meta:object-count="0"/>
    <meta:generator>LibreOffice/7.3.7.2$Linux_X86_64 LibreOffice_project/30$Build-2</meta:generator>
  </office:meta>
</office:document-meta>
</file>